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font-name="FreeMono" fo:font-size="9pt" officeooo:paragraph-rsid="00464a5b" style:font-size-asian="9pt" style:font-size-complex="9pt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 officeooo:rsid="002e2b3b"/>
    </style:style>
    <style:style style:name="T2" style:family="text">
      <style:text-properties fo:color="#000000" style:text-underline-style="none" officeooo:rsid="00fb804d" fo:background-color="#ffffff" loext:char-shading-value="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0c2e18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125cb7" fo:background-color="#ffffff" loext:char-shading-value="0"/>
    </style:style>
    <style:style style:name="T11" style:family="text">
      <style:text-properties fo:color="#000000" style:text-underline-style="none" officeooo:rsid="003671d6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fe26bd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20">ertidão De Inscrição</text:span></text:p>
      <text:p text:style-name="P14"/>
      <text:p text:style-name="P12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2">Faculdade de </text:span><text:span text:style-name="T1">Medicina Veterinária</text:span><text:span text:style-name="T12"> da Universidade de Lisboa,</text:span></text:p>
      <text:p text:style-name="P13"><text:span text:style-name="T28">Certifica, em face dos registos existentes nesta Faculdade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14"> </text:span><text:span text:style-name="T26"><text:text-input text:description="${lang.pt(person.idDocumentType.localizedNameI18N)}">${lang.pt(person.idDocumentType.localizedNameI18N)}</text:text-input></text:span><text:span text:style-name="T15"> n.º </text:span><text:span text:style-name="T26"><text:text-input text:description="${person.documentIdNumber}">${person.documentIdNumber}</text:text-input></text:span><text:span text:style-name="T28">, </text:span><text:span text:style-name="T28"><text:text-input text:description="[#if person.female]">[#if person.female]</text:text-input></text:span><text:span text:style-name="T28">filha</text:span><text:span text:style-name="T28"><text:text-input text:description="[#elseif person.male]">[#elseif person.male]</text:text-input></text:span><text:span text:style-name="T28">filho</text:span><text:span text:style-name="T28"><text:text-input text:description="[/#if]">[/#if]</text:text-input></text:span><text:span text:style-name="T28"> de </text:span><text:span text:style-name="T28"><text:text-input text:description="${person.nameOfFather}">${person.nameOfFather}</text:text-input></text:span><text:span text:style-name="T28"> e de </text:span><text:span text:style-name="T28"><text:text-input text:description="${person.nameOfMother}">${person.nameOfMother}</text:text-input></text:span><text:span text:style-name="T28">, está </text:span><text:span text:style-name="T28"><text:text-input text:description="[#if person.female]">[#if person.female]</text:text-input></text:span><text:span text:style-name="T28">inscrita</text:span><text:span text:style-name="T28"><text:text-input text:description="[#elseif person.male]">[#elseif person.male]</text:text-input></text:span><text:span text:style-name="T28">inscrito</text:span><text:span text:style-name="T28"><text:text-input text:description="[/#if]">[/#if]</text:text-input></text:span><text:span text:style-name="T28"> no Curso de </text:span><text:span text:style-name="T28"><text:text-input text:description="${lang.pt(curricularPlanInformation.degreePresentationName)}">${lang.pt(curricularPlanInformation.degreePresentationName)}</text:text-input></text:span><text:span text:style-name="T28">, </text:span><text:span text:style-name="T27">no ano </text:span><text:span text:style-name="T26">letivo de </text:span><text:span text:style-name="T26"><text:text-input text:description="${executionYearName}">${executionYearName}</text:text-input></text:span><text:span text:style-name="T26"><text:text-input text:description="[#if serviceRequest.detailed]">[#if serviceRequest.detailed]</text:text-input></text:span><text:span text:style-name="T26">, </text:span><text:span text:style-name="T26"><text:text-input text:description="[#if totalNormalEnrolments &gt; 1]">[#if totalNormalEnrolments &gt; 1]</text:text-input></text:span><text:span text:style-name="T26">nas seguintes unidades curriculares</text:span><text:span text:style-name="T26"><text:text-input text:description="[#else]">[#else]</text:text-input></text:span><text:span text:style-name="T26">na seguinte unidade curricular</text:span><text:span text:style-name="T26"><text:text-input text:description="[/#if]">[/#if]</text:text-input></text:span><text:span text:style-name="T26">:</text:span><text:span text:style-name="T26"><text:text-input text:description="[#if !serviceRequest.detailed]">[#elseif !serviceRequest.detailed]</text:text-input></text:span><text:span text:style-name="T26">.</text:span><text:span text:style-name="T2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/>
      <text:p text:style-name="P31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5"/>
      <text:p text:style-name="P20"/>
      <text:p text:style-name="P21"><text:span text:style-name="T12">Faculdade de </text:span><text:span text:style-name="T1">Medicina Veterinária</text:span><text:span text:style-name="T12"> da Universidade de Lisboa</text:span><text:span text:style-name="T18">, 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6"><text:text-input text:description="[#if hasPricetag]">[#if hasPricetag]</text:text-input></text:p>
            <text:p text:style-name="P29"><text:span text:style-name="T17">Emolumento: </text:span><text:text-input text:description="${money.total(serviceRequestPrice)}">${money.total(serviceRequestPrice)}</text:text-input></text:p>
            <text:p text:style-name="P27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40:51.656655969</dc:date>
    <meta:editing-duration>PT1H13M34S</meta:editing-duration>
    <meta:editing-cycles>52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0" meta:character-count="4041" meta:non-whitespace-character-count="3749"/>
  </office:meta>
</office:document-meta>
</file>